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5" style:family="table">
      <style:table-properties style:width="16.898cm" fo:margin-left="0.042cm" fo:margin-right="0.06cm" table:align="margins" style:writing-mode="lr-tb"/>
    </style:style>
    <style:style style:name="Taula5.A" style:family="table-column">
      <style:table-column-properties style:column-width="3.57cm" style:rel-column-width="13844*"/>
    </style:style>
    <style:style style:name="Taula5.B" style:family="table-column">
      <style:table-column-properties style:column-width="3.605cm" style:rel-column-width="13983*"/>
    </style:style>
    <style:style style:name="Taula5.C" style:family="table-column">
      <style:table-column-properties style:column-width="9.723cm" style:rel-column-width="37708*"/>
    </style:style>
    <style:style style:name="Taula5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5.C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5.A2" style:family="table-cell" style:data-style-name="N37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B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C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Arial" fo:font-size="10pt" fo:language="ca" fo:country="ES" fo:background-color="#00ffff" style:font-size-asian="10pt" style:language-asian="ca" style:country-asian="ES" style:font-name-complex="Arial" style:font-size-complex="10pt" style:language-complex="ar" style:country-complex="SA" style:font-style-complex="italic"/>
    </style:style>
    <style:style style:name="P3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4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5" style:family="paragraph" style:parent-style-name="Standard">
      <style:paragraph-properties fo:margin-top="0cm" fo:margin-bottom="0.106cm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6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7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8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9" style:family="paragraph" style:parent-style-name="Normal_20__28_Web_29_">
      <style:paragraph-properties fo:margin-top="0cm" fo:margin-bottom="0cm">
        <style:tab-stops/>
      </style:paragraph-properties>
      <style:text-properties style:font-name="Arial" fo:font-size="10pt" fo:language="ca" fo:country="ES" style:font-size-asian="10pt" style:font-name-complex="Arial" style:font-size-complex="10pt" style:language-complex="ar" style:country-complex="SA"/>
    </style:style>
    <style:style style:name="P10" style:family="paragraph" style:parent-style-name="Header">
      <style:paragraph-properties fo:margin-top="0cm" fo:margin-bottom="0cm" fo:text-align="center" style:justify-single-word="false" fo:orphans="2" fo:widows="2" fo:background-color="#c0c0c0" style:snap-to-layout-grid="false" style:writing-mode="lr-tb">
        <style:tab-stops/>
        <style:background-image/>
      </style:paragraph-properties>
      <style:text-properties style:font-name="Arial" fo:font-size="10pt" fo:language="ca" fo:country="ES" fo:font-style="normal" fo:font-weight="bold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11" style:family="paragraph" style:parent-style-name="Heading_20_2">
      <style:paragraph-properties fo:break-before="pag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0">Apartat D – Avaluació de grup</text:p>
      <text:p text:style-name="P9"/>
      <text:p text:style-name="Text_20_body">Dins aquest apartat heu d'elaborar una avaluació de grup: què us sembla, com van les coses, com ho veieu, si es va complint allò previst, etc. Ha de ser una avaluació consensuada i la mateixa per tots els membres del grup.</text:p>
      <text:p text:style-name="Text_20_body">Segons el punt de vista col·lectiu de tots els membres del grup: “Els Procrastinadors”. Aquest evoluciona favorablement, ja que hi ha un bon ambient de treball, encara que creiem que encara es bastant d'hora per fer un avaluació i queda molt camí per recorre. </text:p>
      <text:p text:style-name="Text_20_body">Creiem que hi ha bones idees, les quals compartim i discutim entre tots els membres del grup ja que tots ens impliquem en les nostres tasques i mirem de repartir la feina entre tots els membres del grup. Tothom esta disposat a oferir ajuda els demés companys i a realitzar el treball conjuntament.</text:p>
      <text:p text:style-name="Text_20_body">Per contra, ens trobem que degut a horaris de treball, la tasque de posada en comú dels membres es una tasca difícil. No disposem de un bon horari per estar els 3 connectats a la vegada, encara que sempre s'acaba trobant algun moment lliure. Aquest problema se soluciona, mitjançant els correus, que ens proporcionen una comunicació més àgil entre els membres del grup. </text:p>
      <text:p text:style-name="Text_20_body">Esperem continuar seguint tenint aquest ambient de treball en el grup per seguir endavant amb la planificació prevista, ja que de moment tot va sobre rodes.</text:p>
      <text:h text:style-name="P11" text:outline-level="2">Control de canvis</text:h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3">Data</text:p>
          </table:table-cell>
          <table:table-cell table:style-name="Taula5.A1" office:value-type="string">
            <text:p text:style-name="P3">Modificat per:</text:p>
          </table:table-cell>
          <table:table-cell table:style-name="Taula5.C1" office:value-type="string">
            <text:p text:style-name="P3">Modificacions</text:p>
          </table:table-cell>
        </table:table-row>
        <table:table-row>
          <table:table-cell table:style-name="Taula5.A2" office:value-type="date" office:date-value="2011-09-25">
            <text:p text:style-name="P6">25/09/11</text:p>
          </table:table-cell>
          <table:table-cell table:style-name="Taula5.B2" office:value-type="string">
            <text:p text:style-name="P6">Isaac Gangolells</text:p>
          </table:table-cell>
          <table:table-cell table:style-name="Taula5.C2" office:value-type="string">
            <text:p text:style-name="P4">Edició inicial.</text:p>
          </table:table-cell>
        </table:table-row>
        <table:table-row>
          <table:table-cell table:style-name="Taula5.A2" office:value-type="date" office:date-value="2011-09-25">
            <text:p text:style-name="P6">25/09/11</text:p>
          </table:table-cell>
          <table:table-cell table:style-name="Taula5.B2" office:value-type="string">
            <text:p text:style-name="P6">Isaac Gangolells</text:p>
          </table:table-cell>
          <table:table-cell table:style-name="Taula5.C2" office:value-type="string">
            <text:p text:style-name="P4">Eliminació Capçalera i peu</text:p>
          </table:table-cell>
        </table:table-row>
        <table:table-row>
          <table:table-cell table:style-name="Taula5.A2">
            <text:p text:style-name="P6"/>
          </table:table-cell>
          <table:table-cell table:style-name="Taula5.B2" office:value-type="string">
            <text:p text:style-name="P6"/>
          </table:table-cell>
          <table:table-cell table:style-name="Taula5.C2" office:value-type="string">
            <text:p text:style-name="P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c0c0c0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style:font-name="Arial1"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e Xinxat - <text:s/>Avaluació de grup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5T20:10:52.41</meta:creation-date>
    <dc:date>2011-09-25T23:40:44.29</dc:date>
    <meta:editing-duration>PT00H41M37S</meta:editing-duration>
    <meta:editing-cycles>14</meta:editing-cycles>
    <meta:generator>OpenOffice.org/3.2$Win32 OpenOffice.org_project/320m18$Build-9502</meta:generator>
    <dc:creator>Hector Costa Guzman</dc:creator>
    <meta:document-statistic meta:table-count="1" meta:image-count="0" meta:object-count="0" meta:page-count="2" meta:paragraph-count="17" meta:word-count="259" meta:character-count="1507"/>
  </office:meta>
</office:document-meta>
</file>